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H MPEC Programmer Analyst</text:p>
      <text:p text:style-name="Standard">Supplemental Materials: Explanatory Document</text:p>
      <text:p text:style-name="Standard">Jeremy Greenwood</text:p>
      <text:p text:style-name="Standard"><text:a xlink:type="simple" xlink:href="mailto:jgreenwd@hotmail.com" text:style-name="Internet_20_link" text:visited-style-name="Visited_20_Internet_20_Link">jgreenwd@hotmail.com</text:a></text:p>
      <text:p text:style-name="Standard"/>
      <text:p text:style-name="Standard"/>
      <text:p text:style-name="Standard">Below, I will list some of the decisions I made in the process of designing my Throw Like a Pro (TLaP) project.</text:p>
      <text:p text:style-name="Standard"/>
      <text:p text:style-name="Standard">The project was created for the purposes of expanding my Python skills and to practice utilizing common Python libraries. The Sci-Kit Learn, NumPy, and Pandas libraries were chosen for their ubiquity in data science and machine learning. Due to lack of access to Tableau at the time, Matplotlib was chosen to generate the dynamic results/plots. This had the added benefit of being able to easily export to PNG format. IPython widgets provided the interface between Python and Matplotlib. The final result was implemented in Jupyter Notebooks.</text:p>
      <text:p text:style-name="Standard"/>
      <text:p text:style-name="Standard">Structured Programming best describes the programming paradigm used to create this project. I chose to only use strict Object-Oriented Programming in the Pitcher class where the abstraction would be practical for re-use. The Dashboard class was used, primarily, to facilitate decomposition, readability, and encapsulation.</text:p>
      <text:p text:style-name="Standard"/>
      <text:p text:style-name="Standard">The project utilized aspects of the MVC pattern. The application state (Model) and the displayed results (VIEW) were preserved in Dashboard variables. This facilitated interaction between the two. Likewise, the various interactive components (Controller) were also stored in Dashboard constants to govern that interaction.</text:p>
      <text:p text:style-name="Standard"/>
      <text:p text:style-name="Standard">A library of utility functions was created for data preprocessing.</text:p>
      <text:p text:style-name="Standard"/>
      <text:p text:style-name="Standard">Unit testing and regression testing were used during development.</text:p>
      <text:p text:style-name="Standard"/>
      <text:p text:style-name="Standard">Analysis was done using unsupervised learning with the Expectation Maximization algorithm. The Sci-Kit Learn implementation is termed the Gaussian Mixture Model. This centroid-based clustering technique was suggested to me as a superior alternative to the KMeans algorithm for this project.</text:p>
      <text:p text:style-name="Standard"/>
      <text:p text:style-name="Standard">Homogeneity and completeness scores were used to estimate the number of clusters within a data set. The intersection of these two metrics was determined to be an adequate method for producing the estimation. Using a line graph to depict this intersection was as a logical next step.</text:p>
      <text:p text:style-name="Standard"/>
      <text:p text:style-name="Standard">A scatter plot was used to represent the pitches in toto. The pitches were plotted according to their individual velocity and horizontal movement (as found using kinematics). This provided sufficient delineation for visually ascertaining the decision boundaries between clu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1-01-26T14:59:46</meta:creation-date>
    <dc:date>2021-01-26T17:35:15</dc:date>
    <dc:creator>Jeremy Greenwood</dc:creator>
    <meta:editing-duration>PT1H48M49S</meta:editing-duration>
    <meta:editing-cycles>4</meta:editing-cycles>
    <meta:generator>OpenOffice/4.1.8$Unix OpenOffice.org_project/418m3$Build-9803</meta:generator>
    <meta:document-statistic meta:table-count="0" meta:image-count="0" meta:object-count="0" meta:page-count="1" meta:paragraph-count="13" meta:word-count="352" meta:character-count="2386"/>
  </office:meta>
</office:document-meta>
</file>